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Filter.match( T instance , Collection &lt; ? extends T &gt; candida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nceFilter.match( T instan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stanceFilter.InstanceFilter( @ Nullable Collection &lt; ? extends T &gt; includes , @ Nullable Collection &lt; ? extends T &gt; excludes , boolean matchIfEmp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nceFilter.match( T instance , T cand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